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70a6" officeooo:paragraph-rsid="0012df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dfa8" officeooo:paragraph-rsid="0012dfa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970a6" officeooo:paragraph-rsid="0012dfa8"/>
    </style:style>
    <style:style style:name="P4" style:family="paragraph" style:parent-style-name="Standard">
      <style:paragraph-properties fo:text-align="start" style:justify-single-word="false"/>
      <style:text-properties officeooo:rsid="000970a6" officeooo:paragraph-rsid="0012dfa8"/>
    </style:style>
    <style:style style:name="P5" style:family="paragraph" style:parent-style-name="Standard">
      <style:paragraph-properties fo:text-align="start" style:justify-single-word="false"/>
      <style:text-properties officeooo:paragraph-rsid="00137940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5890" officeooo:paragraph-rsid="0015589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23d7b8"/>
    </style:style>
    <style:style style:name="P8" style:family="paragraph" style:parent-style-name="Standard">
      <style:paragraph-properties fo:text-align="start" style:justify-single-word="false"/>
      <style:text-properties officeooo:paragraph-rsid="0025c84f"/>
    </style:style>
    <style:style style:name="P9" style:family="paragraph" style:parent-style-name="Standard">
      <style:paragraph-properties fo:text-align="start" style:justify-single-word="false"/>
      <style:text-properties officeooo:paragraph-rsid="0028ebd7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2dfa8" officeooo:paragraph-rsid="0023d7b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2dfa8" officeooo:paragraph-rsid="0028ebd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0970a6" officeooo:paragraph-rsid="0023d7b8"/>
    </style:style>
    <style:style style:name="P13" style:family="paragraph" style:parent-style-name="Standard">
      <style:paragraph-properties fo:text-align="start" style:justify-single-word="false"/>
      <style:text-properties officeooo:rsid="000970a6" officeooo:paragraph-rsid="0028ebd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fa8" style:font-weight-asian="normal" style:font-weight-complex="normal"/>
    </style:style>
    <style:style style:name="T3" style:family="text">
      <style:text-properties fo:font-weight="normal" officeooo:rsid="002592d0" style:font-weight-asian="normal" style:font-weight-complex="normal"/>
    </style:style>
    <style:style style:name="T4" style:family="text">
      <style:text-properties fo:font-weight="normal" officeooo:rsid="00137940" style:font-weight-asian="normal" style:font-weight-complex="normal"/>
    </style:style>
    <style:style style:name="T5" style:family="text">
      <style:text-properties fo:font-weight="normal" officeooo:rsid="0026afb3" style:font-weight-asian="normal" style:font-weight-complex="normal"/>
    </style:style>
    <style:style style:name="T6" style:family="text">
      <style:text-properties fo:font-weight="normal" officeooo:rsid="00155890" style:font-weight-asian="normal" style:font-weight-complex="normal"/>
    </style:style>
    <style:style style:name="T7" style:family="text">
      <style:text-properties fo:font-weight="normal" officeooo:rsid="0017f485" style:font-weight-asian="normal" style:font-weight-complex="normal"/>
    </style:style>
    <style:style style:name="T8" style:family="text">
      <style:text-properties fo:font-weight="normal" officeooo:rsid="0019ed58" style:font-weight-asian="normal" style:font-weight-complex="normal"/>
    </style:style>
    <style:style style:name="T9" style:family="text">
      <style:text-properties fo:font-weight="normal" officeooo:rsid="001d04aa" style:font-weight-asian="normal" style:font-weight-complex="normal"/>
    </style:style>
    <style:style style:name="T10" style:family="text">
      <style:text-properties fo:font-weight="normal" officeooo:rsid="0021019a" style:font-weight-asian="normal" style:font-weight-complex="normal"/>
    </style:style>
    <style:style style:name="T11" style:family="text">
      <style:text-properties fo:font-weight="normal" officeooo:rsid="00219af6" style:font-weight-asian="normal" style:font-weight-complex="normal"/>
    </style:style>
    <style:style style:name="T12" style:family="text">
      <style:text-properties fo:font-weight="normal" officeooo:rsid="00222cae" style:font-weight-asian="normal" style:font-weight-complex="normal"/>
    </style:style>
    <style:style style:name="T13" style:family="text">
      <style:text-properties fo:font-weight="normal" officeooo:rsid="0025c84f" style:font-weight-asian="normal" style:font-weight-complex="normal"/>
    </style:style>
    <style:style style:name="T14" style:family="text">
      <style:text-properties fo:font-weight="normal" officeooo:rsid="0028ebd7" style:font-weight-asian="normal" style:font-weight-complex="normal"/>
    </style:style>
    <style:style style:name="T15" style:family="text">
      <style:text-properties fo:font-weight="bold" officeooo:rsid="0012dfa8" style:font-weight-asian="bold" style:font-weight-complex="bold"/>
    </style:style>
    <style:style style:name="T16" style:family="text">
      <style:text-properties fo:font-weight="bold" officeooo:rsid="0023d7b8" style:font-weight-asian="bold" style:font-weight-complex="bold"/>
    </style:style>
    <style:style style:name="T17" style:family="text">
      <style:text-properties officeooo:rsid="0019dd4d"/>
    </style:style>
    <style:style style:name="T18" style:family="text">
      <style:text-properties officeooo:rsid="0023d7b8"/>
    </style:style>
    <style:style style:name="T19" style:family="text">
      <style:text-properties officeooo:rsid="0028eb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ial Network Analysis</text:p>
      <text:p text:style-name="P3">William Cullian</text:p>
      <text:p text:style-name="P4"/>
      <text:p text:style-name="P2">Class: SocialNetworkGraph</text:p>
      <text:p text:style-name="P2"/>
      <text:p text:style-name="P5"><text:span text:style-name="T15">Purpose and description of class:</text:span><text:span text:style-name="T2"> </text:span><text:span text:style-name="T1">Represents the </text:span><text:span text:style-name="T2">social </text:span><text:span text:style-name="T1">network </text:span><text:span text:style-name="T2">with an adjacency list </text:span><text:span text:style-name="T1">graph </text:span><text:span text:style-name="T2">object</text:span><text:span text:style-name="T1">. Stores a list of vertices (each of which store their edges). <text:s/>Standard method</text:span><text:span text:style-name="T7">s</text:span><text:span text:style-name="T1"> exist for building the graph and querying facets of the graph, but also added the method “</text:span><text:span text:style-name="T3">evaluateEgonets</text:span><text:span text:style-name="T1">” <text:s/></text:span><text:span text:style-name="T4">and “</text:span><text:span text:style-name="T5">getEgonets</text:span><text:span text:style-name="T4">”</text:span><text:span text:style-name="T1">for the “easy” part of this assignment.</text:span></text:p>
      <text:p text:style-name="P4"/>
      <text:p text:style-name="P10">Class: User<text:span text:style-name="T17">Node</text:span></text:p>
      <text:p text:style-name="P10"/>
      <text:p text:style-name="P7"><text:span text:style-name="T15">Purpose and description of class:</text:span><text:span text:style-name="T2"> </text:span><text:span text:style-name="T1">Represents a node in a graph. Keeps a list of edges to adjacent nodes in the graph. <text:s/></text:span><text:span text:style-name="T9">Has compareTo method to make comparing edges easier. <text:s/>Has toString method to facilitate printing graph.</text:span></text:p>
      <text:p text:style-name="P12"/>
      <text:p text:style-name="P10">Class: Friendship<text:span text:style-name="T17">Edge</text:span></text:p>
      <text:p text:style-name="P10"/>
      <text:p text:style-name="P7"><text:span text:style-name="T15">Purpose and description of class:</text:span><text:span text:style-name="T2"> </text:span><text:span text:style-name="T1">Represents an edge in a graph. Stores references to each of the vertices the edge connects. <text:s/></text:span><text:span text:style-name="T9">Has compareTo method to make comparing edges easier. <text:s/>Has toString method to facilitate printing graph.</text:span></text:p>
      <text:p text:style-name="P12"/>
      <text:p text:style-name="P10">Class: Egonet</text:p>
      <text:p text:style-name="P10"/>
      <text:p text:style-name="P10">Purpose and description of class:<text:span text:style-name="T1"> </text:span><text:span text:style-name="T4">Represents the egonet of a user. <text:s/>Stores it as an adjacency </text:span><text:span text:style-name="T8">list</text:span><text:span text:style-name="T4">. <text:s/>Also stores the </text:span><text:span text:style-name="T12">inner</text:span><text:span text:style-name="T4"> connectivity </text:span><text:span text:style-name="T12">average</text:span><text:span text:style-name="T4"> </text:span><text:span text:style-name="T8">and user number for the center of the egonet</text:span><text:span text:style-name="T4">. <text:s/></text:span><text:span text:style-name="T10">Is a subclass that extends SocialNetworkGraph.</text:span></text:p>
      <text:p text:style-name="P12"/>
      <text:p text:style-name="P10">Class: <text:span text:style-name="T18">CommunityGraph</text:span></text:p>
      <text:p text:style-name="P10"/>
      <text:p text:style-name="P10">Purpose and description of class:<text:span text:style-name="T1"> </text:span><text:span text:style-name="T4">Represents the </text:span><text:span text:style-name="T13">graph to ne used for community analysys</text:span><text:span text:style-name="T4">. <text:s/>Stores it as an adjacency </text:span><text:span text:style-name="T8">list</text:span><text:span text:style-name="T4">. <text:s/>Also </text:span><text:span text:style-name="T13">has</text:span><text:span text:style-name="T4"> </text:span><text:span text:style-name="T13">fields necessary for betweenness algorithm</text:span><text:span text:style-name="T4">. <text:s/></text:span><text:span text:style-name="T10">Is a subclass that extends SocialNetworkGraph.</text:span></text:p>
      <text:p text:style-name="P10"/>
      <text:p text:style-name="P10">Class: <text:span text:style-name="T18">Community</text:span>User<text:span text:style-name="T17">Node</text:span></text:p>
      <text:p text:style-name="P10"/>
      <text:p text:style-name="P8"><text:span text:style-name="T15">Purpose and description of class:</text:span><text:span text:style-name="T2"> </text:span><text:span text:style-name="T1">Represents a node in a </text:span><text:span text:style-name="T16">CommunityGraph</text:span><text:span text:style-name="T1">. Keeps a list of edges to adjacent nodes in the graph. <text:s/></text:span><text:span text:style-name="T9">Has compareTo method to make comparing edges easier. <text:s/>Has toString method to facilitate printing graph. </text:span><text:span text:style-name="T13">Has fields necessary for betweenness algorithm.</text:span></text:p>
      <text:p text:style-name="P12"/>
      <text:p text:style-name="P11">Class: <text:span text:style-name="T18">Community</text:span>Friendship<text:span text:style-name="T17">Edge</text:span></text:p>
      <text:p text:style-name="P11"/>
      <text:p text:style-name="P9"><text:span text:style-name="T15">Purpose and description of class:</text:span><text:span text:style-name="T2"> </text:span><text:span text:style-name="T1">Represents an edge in a graph. Stores references to each of the vertices the edge connects. <text:s/></text:span><text:span text:style-name="T9">Has compareTo method to make comparing edges easier. <text:s/>Has toString method to facilitate printing graph. </text:span><text:span text:style-name="T13">Has fields and methods necessary for betweenness algorithm.</text:span></text:p>
      <text:p text:style-name="P9"><text:span text:style-name="T13"/></text:p>
      <text:p text:style-name="P11"><text:soft-page-break/>Class: <text:span text:style-name="T19">GraphLoader</text:span></text:p>
      <text:p text:style-name="P11"/>
      <text:p text:style-name="P9"><text:span text:style-name="T15">Purpose and description of class:</text:span><text:span text:style-name="T2"> </text:span><text:span text:style-name="T14">Reuse of the graph loader from previous projects. <text:s/>Written by USCD staff. <text:s/>Used to load graphs from csv files.</text:span></text:p>
      <text:p text:style-name="P13"/>
      <text:p text:style-name="P12"/>
      <text:p text:style-name="P7"><text:span text:style-name="T15">Overall Design Justification:</text:span><text:span text:style-name="T2"> </text:span><text:span text:style-name="T1">I chose to use </text:span><text:span text:style-name="T4">an adjacency </text:span><text:span text:style-name="T6">list</text:span><text:span text:style-name="T4"> </text:span><text:span text:style-name="T6">because it lends itself to BFS by having a list in each node</text:span><text:span text:style-name="T1">. </text:span><text:span text:style-name="T2">SocialNetworkGraph</text:span><text:span text:style-name="T1"> stores all the </text:span><text:span text:style-name="T6">users</text:span><text:span text:style-name="T1"> and each </text:span><text:span text:style-name="T6">user</text:span><text:span text:style-name="T1"> stores its </text:span><text:span text:style-name="T6">friendships</text:span><text:span text:style-name="T1">. One design decision was tough. The algorithm for my “</text:span><text:span text:style-name="T5">getEgonets</text:span><text:span text:style-name="T1">” method is supposed to return </text:span><text:span text:style-name="T6">another graph, </text:span><text:span text:style-name="T11">I decided to create a subclass for egonets to store the extra information stored in them</text:span><text:span text:style-name="T6">. <text:s/></text:span><text:span text:style-name="T11">It makes the code easier to read, instead of adding fields to SocialNetworkGraph and creating new SocialNetworkGraph’s every time. <text:s/>That way you know if it’s the SocialNetworkGraph or an Egonet. <text:s text:c="2"/></text:span><text:span text:style-name="T6">I’m not sure why I am returning egonets, since my “</text:span><text:span text:style-name="T3">evaluateEgonets</text:span><text:span text:style-name="T6">” already prints the stats. <text:s/>But I feel like after calculating all that, it should be stored, not just thrown away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39:08.727000000</meta:creation-date>
    <dc:date>2017-12-02T17:59:06.401000000</dc:date>
    <meta:editing-duration>P5DT10H42M34S</meta:editing-duration>
    <meta:editing-cycles>11</meta:editing-cycles>
    <meta:generator>LibreOffice/5.3.1.2$Windows_X86_64 LibreOffice_project/e80a0e0fd1875e1696614d24c32df0f95f03deb2</meta:generator>
    <meta:print-date>2017-12-01T14:09:44.625000000</meta:print-date>
    <meta:document-statistic meta:table-count="0" meta:image-count="0" meta:object-count="0" meta:page-count="2" meta:paragraph-count="19" meta:word-count="457" meta:character-count="2955" meta:non-whitespace-character-count="2494"/>
  </office:meta>
</office:document-meta>
</file>